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9.001cm" table:align="margins" style:writing-mode="lr-tb"/>
    </style:style>
    <style:style style:name="Tableau1.A" style:family="table-column">
      <style:table-column-properties style:column-width="9.001cm" style:rel-column-width="65535*"/>
    </style:style>
    <style:style style:name="Tableau1.A1" style:family="table-cell">
      <style:table-cell-properties fo:padding="0.199cm" fo:border="1pt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officeooo:paragraph-rsid="001aebb8"/>
    </style:style>
    <style:style style:name="P3" style:family="paragraph" style:parent-style-name="Standard">
      <style:text-properties officeooo:rsid="001aebb8" officeooo:paragraph-rsid="001aebb8"/>
    </style:style>
    <style:style style:name="P4" style:family="paragraph" style:parent-style-name="Standard">
      <style:paragraph-properties fo:margin-top="0.3cm" fo:margin-bottom="0cm" loext:contextual-spacing="false" fo:text-align="center" style:justify-single-word="false" style:writing-mode="lr-tb"/>
    </style:style>
    <style:style style:name="P5" style:family="paragraph" style:parent-style-name="Heading_20_1" style:master-page-name="Standard">
      <style:paragraph-properties style:page-number="auto" style:shadow="none">
        <style:tab-stops>
          <style:tab-stop style:position="18.999cm" style:type="right"/>
        </style:tab-stops>
      </style:paragraph-properties>
      <style:text-properties fo:language="fr" fo:country="FR"/>
    </style:style>
    <style:style style:name="P6" style:family="paragraph" style:parent-style-name="Standard" style:list-style-name="Exos"/>
    <style:style style:name="P7" style:family="paragraph" style:parent-style-name="Standard" style:list-style-name="Exos">
      <style:text-properties officeooo:paragraph-rsid="001aebb8"/>
    </style:style>
    <style:style style:name="P8" style:family="paragraph" style:parent-style-name="Standard" style:list-style-name="Exos">
      <style:text-properties officeooo:paragraph-rsid="0011f157"/>
    </style:style>
    <style:style style:name="P9" style:family="paragraph" style:parent-style-name="Standard" style:list-style-name="Exos">
      <style:text-properties officeooo:paragraph-rsid="00158f92"/>
    </style:style>
    <style:style style:name="P10" style:family="paragraph" style:parent-style-name="Standard" style:list-style-name="Exos">
      <style:text-properties officeooo:rsid="001aebb8" officeooo:paragraph-rsid="001aebb8"/>
    </style:style>
    <style:style style:name="P11" style:family="paragraph" style:parent-style-name="Standard" style:list-style-name="Exos">
      <style:text-properties officeooo:rsid="001d7604" officeooo:paragraph-rsid="001d7604"/>
    </style:style>
    <style:style style:name="P12" style:family="paragraph">
      <loext:graphic-properties draw:fill="solid" draw:fill-color="#e6e6e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3"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officeooo:rsid="00106205"/>
    </style:style>
    <style:style style:name="T2" style:family="text">
      <style:text-properties officeooo:rsid="00111ba9"/>
    </style:style>
    <style:style style:name="T3" style:family="text">
      <style:text-properties officeooo:rsid="0011f157"/>
    </style:style>
    <style:style style:name="T4" style:family="text">
      <style:text-properties style:font-name="Times New Roman" fo:font-style="normal"/>
    </style:style>
    <style:style style:name="T5" style:family="text">
      <style:text-properties officeooo:rsid="00125bc4"/>
    </style:style>
    <style:style style:name="T6" style:family="text">
      <style:text-properties officeooo:rsid="00158f92"/>
    </style:style>
    <style:style style:name="T7" style:family="text">
      <style:text-properties officeooo:rsid="0018124e"/>
    </style:style>
    <style:style style:name="T8" style:family="text">
      <style:text-properties officeooo:rsid="001aebb8"/>
    </style:style>
    <style:style style:name="T9" style:family="text">
      <style:text-properties fo:font-style="italic"/>
    </style:style>
    <style:style style:name="T10" style:family="text">
      <style:text-properties fo:font-style="italic" officeooo:rsid="001aebb8"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aebb8" style:font-style-asian="normal" style:font-style-complex="normal"/>
    </style:style>
    <style:style style:name="T13" style:family="text">
      <style:text-properties officeooo:rsid="001bde34"/>
    </style:style>
    <style:style style:name="T14" style:family="text">
      <style:text-properties officeooo:rsid="001d7604"/>
    </style:style>
    <style:style style:name="T15" style:family="text">
      <style:text-properties officeooo:rsid="001fcc45"/>
    </style:style>
    <style:style style:name="Sect1" style:family="section">
      <style:section-properties text:dont-balance-text-columns="false" style:editable="false">
        <style:columns fo:column-count="2" fo:column-gap="0.998cm">
          <style:column-sep style:width="0.035cm" style:color="#000000" style:height="100%" style:style="solid"/>
          <style:column style:rel-width="32767*" fo:start-indent="0cm" fo:end-indent="0.499cm"/>
          <style:column style:rel-width="32768*" fo:start-indent="0.499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019cm" svg:stroke-color="#000000" draw:marker-start="" draw:marker-start-width="0.33cm" draw:marker-start-center="false" draw:marker-end="" draw:marker-end-width="0.33cm" draw:marker-end-center="false" draw:fill="solid" draw:fill-color="#e6e6e6"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3" style:family="graphic">
      <style:graphic-properties draw:stroke="solid" svg:stroke-width="0.019cm" svg:stroke-color="#000000" draw:marker-start="" draw:marker-start-width="0.33cm" draw:marker-start-center="false" draw:marker-end="" draw:marker-end-width="0.33cm" draw:marker-end-center="false" draw:fill="solid" draw:fill-color="#ffff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4" style:family="graphic">
      <style:graphic-properties draw:stroke="solid"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roblèmes concrets<text:tab/><text:span text:style-name="T2">7</text:span>.2</text:h>
      <text:p text:style-name="Standard"/>
      <text:p text:style-name="Standard"/>
      <text:section text:style-name="Sect1" text:name="Section1">
        <text:list xml:id="list2153310025" text:style-name="Exos">
          <text:list-item>
            <text:p text:style-name="P7"><text:span text:style-name="T13">Hugues a acheté 7 cahiers et 3 classeurs pour 27,80 euros. Ne se souvenant plus du prix de chaque objet, il écrit : 3</text:span><text:span text:style-name="T10">x </text:span><text:span text:style-name="T8">+ 7</text:span><text:span text:style-name="T10">y</text:span><text:span text:style-name="T12"> </text:span><text:span text:style-name="T8">= 27,8</text:span></text:p>
            <text:list>
              <text:list-item>
                <text:p text:style-name="P10">Que représentent <text:span text:style-name="T9">x</text:span> et <text:span text:style-name="T9">y</text:span> dans cette égalité ?</text:p>
              </text:list-item>
              <text:list-item>
                <text:p text:style-name="P10">Est-il possible que <text:span text:style-name="T9">x</text:span><text:span text:style-name="T11"> </text:span>= 2,30 et <text:span text:style-name="T9">y</text:span><text:span text:style-name="T11"> </text:span>= 2,70 ?</text:p>
              </text:list-item>
              <text:list-item>
                <text:p text:style-name="P10">Est-il possible que <text:span text:style-name="T9">x</text:span><text:span text:style-name="T11"> </text:span>= 2,<text:span text:style-name="T15">5</text:span>0 et <text:span text:style-name="T9">y</text:span><text:span text:style-name="T11"> </text:span>= 2,<text:span text:style-name="T15">9</text:span>0 ?</text:p>
              </text:list-item>
            </text:list>
          </text:list-item>
        </text:list>
        <text:p text:style-name="P3"/>
        <text:list xml:id="list133423042705807" text:continue-numbering="true" text:style-name="Exos">
          <text:list-item>
            <text:p text:style-name="P10">Pour louer une voiture, on paie 120 € d’abonnement puis 10 € par heure de location.</text:p>
            <text:list>
              <text:list-item>
                <text:p text:style-name="P10">Exprimer le coût C en <text:span text:style-name="T14">€</text:span> en fonction du nombre h d’heures de location.</text:p>
              </text:list-item>
              <text:list-item>
                <text:p text:style-name="P10">C<text:span text:style-name="T14">ombien faudra-t-il payer</text:span> pour 25 <text:span text:style-name="T14">heures de location ?</text:span></text:p>
              </text:list-item>
              <text:list-item>
                <text:p text:style-name="P11">On a payé 150 €. Combien d'heures as-t-on loué la voiture ?</text:p>
              </text:list-item>
            </text:list>
          </text:list-item>
        </text:list>
        <text:p text:style-name="Standard"/>
        <text:list xml:id="list133424424525652" text:continue-numbering="true" text:style-name="Exos">
          <text:list-item>
            <text:p text:style-name="P6">Un rectangle est deux fois plus long que large. Son périmètre est de 66 cm. <text:span text:style-name="T7">Combien vaut sa plus petite</text:span> dimension ?</text:p>
          </text:list-item>
        </text:list>
        <text:p text:style-name="Standard"/>
        <text:list xml:id="list133424236370202" text:continue-numbering="true" text:style-name="Exos">
          <text:list-item>
            <text:p text:style-name="P6">Au CDI, il y a 8696 livres et 104 BD. Chaque mois, la documentaliste achète 17 livres et 3 BD. Dans combien de mois <text:span text:style-name="T1">atteind</text:span>ra-t-on les 10000 titres disponibles dans ce CDI ?</text:p>
          </text:list-item>
        </text:list>
        <text:p text:style-name="Standard"/>
        <text:list xml:id="list133423603479429" text:continue-numbering="true" text:style-name="Exos">
          <text:list-item>
            <text:p text:style-name="P6">Pierre est l'aîné. Son frère Paul est né deux ans après lui, et leur sœur Margot est née encore deux ans après Paul. À eux trois, ils ont 36 ans.<text:line-break/>Quel âge a Paul ?</text:p>
          </text:list-item>
        </text:list>
        <text:p text:style-name="Standard"/>
        <text:list xml:id="list133424971783761" text:continue-numbering="true" text:style-name="Exos">
          <text:list-item>
            <text:p text:style-name="P6">Au marché, ce matin, les poires étaient deux fois plus chères que les bananes. J'ai quand même acheté deux kilos de poires et six kilos de bananes pour 25,20 €. Quel était le prix des bananes au kilo ?</text:p>
          </text:list-item>
        </text:list>
        <text:p text:style-name="Standard"/>
        <text:list xml:id="list133424075543319" text:continue-numbering="true" text:style-name="Exos">
          <text:list-item>
            <text:p text:style-name="P6">Au rayon des BD, un Gaston Lagaffe coûte un euro de plus qu'un Astérix, et un Blake et Mortimer <text:span text:style-name="T3">coûte le double</text:span>.</text:p>
            <text:list>
              <text:list-item>
                <text:p text:style-name="P8">Antoine achète <text:span text:style-name="T3">un Astérix, un</text:span> Gaston Lagaffe et <text:span text:style-name="T3">un Blake et Mortimer</text:span>. Bénédicte achète <text:span text:style-name="T3">deux</text:span> Astérix et un Blake et <text:span text:style-name="T4">Mortimer.<text:line-break/>Qui</text:span> a payé le plus cher ?</text:p>
              </text:list-item>
              <text:list-item>
                <text:p text:style-name="P6"><text:span text:style-name="T3">Antoine a payé 41 euros pour avoir ses trois BD</text:span>. Combien coûte un Astérix ?</text:p>
              </text:list-item>
            </text:list>
          </text:list-item>
        </text:list>
        <text:p text:style-name="Standard"/>
        <text:list xml:id="list133424047444980" text:continue-numbering="true" text:style-name="Exos">
          <text:list-item>
            <text:p text:style-name="P9"><text:span text:style-name="T6">Le week-end, j’ai le temps de lire 30 pages de plus par jour qu’en semaine. Aujourd’hui lundi, je commence un Harry Potter de 760 pages</text:span>. <text:span text:style-name="T6">Combien dois-je lire de pages pour espérer le terminer dimanche</text:span> ?</text:p>
          </text:list-item>
          <text:list-item>
            <text:p text:style-name="P7">Riri, Fifi et Loulou vont ensemble à la fête de charité et se rendent compte qu'ils possèdent à eux trois la glorieuse somme de 3<text:span text:style-name="T5">8</text:span> €. Riri dépense alors 3 € au rodéo tandis que Loulou dépense 5 € au stand de tir et que Fifi les regarde jouer sans rien dépenser. Ils se retrouvent ensuite et découvrent qu'il leur reste chacun exactement la même somme que les deux autres. Quelle somme avait Fifi au départ ?</text:p>
          </text:list-item>
        </text:list>
        <text:p text:style-name="P2"/>
        <text:list xml:id="list133423040667586" text:continue-numbering="true" text:style-name="Exos">
          <text:list-item>
            <text:p text:style-name="P7">Un terrain de tennis rectangulaire de 15 mètres sur 30 mètres est entouré d'une allée de largeur constante. Le périmètre extérieur de cette allée est le double de celui du terrain de tennis. Quelle est la largeur de cette allée ?</text:p>
          </text:list-item>
        </text:list>
        <text:p text:style-name="P4"><draw:g text:anchor-type="as-char" svg:y="-1.215cm" draw:z-index="0" draw:style-name="gr1"><draw:rect draw:style-name="gr2" draw:text-style-name="P12" svg:width="5.762cm" svg:height="3.151cm" svg:x="0cm" svg:y="0cm"><text:p/></draw:rect><draw:rect draw:style-name="gr3" draw:text-style-name="P13" svg:width="4.248cm" svg:height="1.8cm" svg:x="0.757cm" svg:y="0.676cm"><text:p/></draw:rect><draw:line draw:style-name="gr4" draw:text-style-name="P14" svg:x1="2.88cm" svg:y1="0.681cm" svg:x2="2.88cm" svg:y2="2.466cm"><text:p/></draw:line></draw:g></text:p>
        <text:p text:style-name="Standard"/>
        <text:p text:style-name="Standard"/>
        <table:table table:name="Tableau1" table:style-name="Tableau1">
          <table:table-column table:style-name="Tableau1.A"/>
          <table:table-row>
            <table:table-cell table:style-name="Tableau1.A1" office:value-type="string">
              <text:p text:style-name="P1">Dans les 3 exercices ci-dessous, les équations obtenues sont difficiles à résoudre directement ! Nous allons donc faire des essais.</text:p>
            </table:table-cell>
          </table:table-row>
        </table:table>
        <text:p text:style-name="Standard"/>
        <text:p text:style-name="Standard"/>
        <text:list xml:id="list133424964399780" text:continue-numbering="true" text:style-name="Exos">
          <text:list-item>
            <text:p text:style-name="P6">Dans la cour, il y a des lapins et des poules. J'ai compté 16 têtes et 44 pattes et je cherche combien il y a de lapins.<text:line-break/>1) Déterminer l'équation à résoudre.<text:line-break/>2) Tester cette équation avec 5 puis 6 lapins.</text:p>
          </text:list-item>
        </text:list>
        <text:p text:style-name="Standard"/>
        <text:list xml:id="list133424585297119" text:continue-numbering="true" text:style-name="Exos">
          <text:list-item>
            <text:p text:style-name="P6">Huit amis assistent à un concert. Certains d'entre eux bénéficient du tarif réduit à 9 € tandis que les autre payent le tarif normal à 14 €. Le groupe paye en tout 97 €. On cherche combien d'entre eux ont payé le tarif normal.<text:line-break/>1) Déterminer l'équation à résoudre.<text:line-break/>2) Tester cette équation avec 5 puis 6 personnes.</text:p>
          </text:list-item>
        </text:list>
        <text:p text:style-name="Standard"/>
        <text:list xml:id="list133424898374066" text:continue-numbering="true" text:style-name="Exos">
          <text:list-item>
            <text:p text:style-name="P6">Claire a 12 ans et est trois fois plus âgée que sa petite sœur. Elle se demande dans combien d'années elle sera deux fois plus âgée.<text:line-break/>1) Déterminer l'équation à résoudre.<text:line-break/>2) Tester cette équation avec 3 puis 4 an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padding-left="0cm" fo:padding-right="0cm" fo:padding-top="0cm" fo:padding-bottom="0.035cm" fo:border-left="none" fo:border-right="none" fo:border-top="none" fo:border-bottom="0.99pt solid #000000" style:shadow="none" fo:keep-with-next="always"/>
      <style:text-properties fo:text-transform="uppercase" style:font-name="Arial" fo:font-family="Arial" style:font-family-generic="swiss" style:font-pitch="variable" fo:font-size="20pt" fo:language="en" fo:country="GB" fo:font-weight="bold" style:font-size-asian="20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ABCD" style:family="paragraph" style:parent-style-name="Standard" style:list-style-name="WW8Num6">
      <style:paragraph-properties fo:margin-left="0cm" fo:margin-right="0cm" fo:orphans="0" fo:widows="0"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6" text:consecutive-numbering="true">
      <text:list-level-style-number text:level="1" text:style-name="Numbering_20_Symbols" style:num-format="α, β, ... (gr)">
        <style:list-level-properties text:space-before="0.501cm" text:min-label-distance="0.6cm"/>
      </text:list-level-style-number>
      <text:list-level-style-number text:level="2" text:style-name="Numbering_20_Symbols" style:num-format="α, β, ... (gr)">
        <style:list-level-properties text:space-before="1.905cm" text:min-label-distance="0.6cm"/>
      </text:list-level-style-number>
      <text:list-level-style-number text:level="3" text:style-name="Numbering_20_Symbols" style:num-format="α, β, ... (gr)">
        <style:list-level-properties text:min-label-distance="0.6cm" fo:text-align="end"/>
      </text:list-level-style-number>
      <text:list-level-style-number text:level="4" text:style-name="Numbering_20_Symbols" style:num-format="α, β, ... (gr)">
        <style:list-level-properties text:space-before="4.445cm" text:min-label-distance="0.6cm"/>
      </text:list-level-style-number>
      <text:list-level-style-number text:level="5" text:style-name="Numbering_20_Symbols" style:num-format="α, β, ... (gr)">
        <style:list-level-properties text:space-before="5.715cm" text:min-label-distance="0.6cm"/>
      </text:list-level-style-number>
      <text:list-level-style-number text:level="6" text:style-name="Numbering_20_Symbols" style:num-format="α, β, ... (gr)">
        <style:list-level-properties text:min-label-distance="0.6cm" fo:text-align="end"/>
      </text:list-level-style-number>
      <text:list-level-style-number text:level="7" text:style-name="Numbering_20_Symbols" style:num-format="α, β, ... (gr)">
        <style:list-level-properties text:space-before="8.255cm" text:min-label-distance="0.6cm"/>
      </text:list-level-style-number>
      <text:list-level-style-number text:level="8" text:style-name="Numbering_20_Symbols" style:num-format="α, β, ... (gr)">
        <style:list-level-properties text:space-before="9.525cm" text:min-label-distance="0.6cm"/>
      </text:list-level-style-number>
      <text:list-level-style-number text:level="9" text:style-name="Numbering_20_Symbols" style:num-format="α, β, ... (gr)">
        <style:list-level-properties text:min-label-distance="0.6cm" fo:text-align="end"/>
      </text:list-level-style-number>
      <text:list-level-style-number text:level="10" text:style-name="Numbering_20_Symbols" style:num-format="α, β, ... (gr)">
        <style:list-level-properties text:space-before="6.35cm" text:min-label-distance="0.6cm"/>
      </text:list-level-style-number>
    </text:list-style>
    <text:list-style style:name="Exos">
      <text:list-level-style-number text:level="1" text:style-name="Numbering_20_Symbols" style:num-suffix=")" style:num-format="I">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bullet text:level="3" text:style-name="Bullet_20_Symbols" text:bullet-char="•">
        <style:list-level-properties text:space-before="1.905cm" text:min-label-width="0.499cm"/>
        <style:text-properties style:font-name="StarSymbol1"/>
      </text:list-level-style-bullet>
      <text:list-level-style-bullet text:level="4" text:style-name="Bullet_20_Symbols" text:bullet-char="•">
        <style:list-level-properties text:space-before="2.54cm" text:min-label-width="0.499cm"/>
        <style:text-properties style:font-name="StarSymbol1"/>
      </text:list-level-style-bullet>
      <text:list-level-style-bullet text:level="5" text:style-name="Bullet_20_Symbols" text:bullet-char="•">
        <style:list-level-properties text:space-before="3.175cm" text:min-label-width="0.499cm"/>
        <style:text-properties style:font-name="StarSymbol1"/>
      </text:list-level-style-bullet>
      <text:list-level-style-bullet text:level="6" text:style-name="Bullet_20_Symbols" text:bullet-char="•">
        <style:list-level-properties text:space-before="3.81cm" text:min-label-width="0.499cm"/>
        <style:text-properties style:font-name="StarSymbol1"/>
      </text:list-level-style-bullet>
      <text:list-level-style-bullet text:level="7" text:style-name="Bullet_20_Symbols" text:bullet-char="•">
        <style:list-level-properties text:space-before="4.445cm" text:min-label-width="0.499cm"/>
        <style:text-properties style:font-name="StarSymbol1"/>
      </text:list-level-style-bullet>
      <text:list-level-style-bullet text:level="8" text:style-name="Bullet_20_Symbols" text:bullet-char="•">
        <style:list-level-properties text:space-before="5.08cm" text:min-label-width="0.499cm"/>
        <style:text-properties style:font-name="StarSymbol1"/>
      </text:list-level-style-bullet>
      <text:list-level-style-bullet text:level="9" text:style-name="Bullet_20_Symbols" text:bullet-char="•">
        <style:list-level-properties text:space-before="5.715cm" text:min-label-width="0.499cm"/>
        <style:text-properties style:font-name="StarSymbol1"/>
      </text:list-level-style-bullet>
      <text:list-level-style-bullet text:level="10" text:style-name="Bullet_20_Symbols" text:bullet-char="•">
        <style:list-level-properties text:space-before="6.35cm" text:min-label-width="0.499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cm" fo:margin-bottom="1cm" fo:margin-left="1cm" fo:margin-right="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dc:title>Exercice I</dc:title>
    <meta:initial-creator>Fontanet</meta:initial-creator>
    <meta:creation-date>2006-04-06T23:12:00</meta:creation-date>
    <dc:date>2018-03-13T13:34:22.607000000</dc:date>
    <meta:editing-cycles>53</meta:editing-cycles>
    <meta:editing-duration>PT8H4M14S</meta:editing-duration>
    <meta:document-statistic meta:table-count="1" meta:image-count="0" meta:object-count="0" meta:page-count="1" meta:paragraph-count="24" meta:word-count="641" meta:character-count="3292" meta:non-whitespace-character-count="2695"/>
    <meta:user-defined meta:name="Info 1"/>
    <meta:user-defined meta:name="Info 2"/>
    <meta:user-defined meta:name="Info 3"/>
    <meta:user-defined meta:name="Info 4"/>
  </office:meta>
</office:document-meta>
</file>